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GB" officeooo:rsid="001e25cc" officeooo:paragraph-rsid="001e25cc"/>
    </style:style>
    <style:style style:name="P2" style:family="paragraph" style:parent-style-name="Standard">
      <style:paragraph-properties fo:text-align="justify" style:justify-single-word="false"/>
      <style:text-properties fo:language="en" fo:country="GB" officeooo:rsid="002bc3b8" officeooo:paragraph-rsid="002bc3b8"/>
    </style:style>
    <style:style style:name="P3" style:family="paragraph" style:parent-style-name="Standard">
      <style:paragraph-properties fo:text-align="justify" style:justify-single-word="false"/>
      <style:text-properties officeooo:rsid="001ee749" officeooo:paragraph-rsid="001ee749"/>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e25cc"/>
    </style:style>
    <style:style style:name="P6" style:family="paragraph" style:parent-style-name="Standard">
      <style:paragraph-properties fo:text-align="justify" style:justify-single-word="false"/>
      <style:text-properties officeooo:paragraph-rsid="002694d6"/>
    </style:style>
    <style:style style:name="T1" style:family="text">
      <style:text-properties officeooo:rsid="001e25cc"/>
    </style:style>
    <style:style style:name="T2" style:family="text">
      <style:text-properties officeooo:rsid="002bc3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text:span text:style-name="T2">INTRODUCTION OF THE ANGULAR VALOCITY AS THE CONTROL COMMAND LEADING TO THE MOTIDE MODEL </text:span>The Yo-Yo despin mechanism <text:span text:style-name="T1">consists of </text:span>a set of mass<text:span text:style-name="T1">es</text:span> symmetrically attached to a rotating object <text:span text:style-name="T1">by cables </text:span>wound up along the longitudinal axis <text:span text:style-name="T1">of rotation. Once realeased these masses go outward and exert a moment on the object via the tension forces apllied through the cables. This moment alters the rotational motion of the object. Figure 1 below shows the simple case of two masses wound up around a cylinder of evenly dsitributed mass and spinning perfectly around its minor or longitudinal axis. In this case the Yo-Yo despin mechanism fully depsins the cylinder. The most interesting feature of this configuration is that it lends itself to a complete derivation of the design and control parameters which can therefore be fully specified as design requirements. Given the knowledge of the added masses, the length of the chord required to despin can be calculated as well as the magnitude of the moment exerted on the cylinder and the duration of depsin can be calculated and adjusted to the fully specified. The parameters were taken from CURTIS where their derivation can be found. This mechanism has succesfully been deployed on satellite (REFERENCE). In this section will be presented the derivation in polar coordinate deformation is not sufficient and the amsses have adifferent rotaional speed so if we consider the system as cylinder +Yo-Yo depsin there is a deformtaion radial and rotational plus. We noticed that the whole system is deofrmable with the main part as ribigd. Parameters passive you ca prescribe the rotation and the deformation but in case of deployment conact at all time so really it is the angular velocity</text:span></text:p>
      <text:p text:style-name="P6"/>
      <text:p text:style-name="P6"/>
      <text:p text:style-name="P4"/>
      <text:p text:style-name="P4"/>
      <text:p text:style-name="P4">symmetry hence polar as last frame of reference plus circular =&gt; ellipse more of a problem</text:p>
      <text:p text:style-name="P3">our derivation there is already the deformation and the rotational speed of the masses which is different from the one of the </text:p>
      <text:p text:style-name="P4"/>
      <text:p text:style-name="P4"/>
      <text:p text:style-name="P4"/>
      <text:p text:style-name="P4">In this chapter is designing mass changes as control method one needs to establish the effect of changes of mass distribution on a rotating free floating rotational motion and determine if there are and if so under what kind of conditions the motion of a mass at the surface of a free floating objects will impact its rotational motions</text:p>
      <text:p text:style-name="P4">deployment of structure on free floating object</text:p>
      <text:p text:style-name="P4"/>
      <text:p text:style-name="P4">define the stability of the rotational motion of the object???</text:p>
      <text:p text:style-name="P4"/>
      <text:p text:style-name="P4">System definition and model: The system is composed of an undeformable rotating object and a modular robot made out of identical spherical modules. The robots moves and deploys itself at the surface of the object by maintianing contact at all time. As the rotational motion is the only focus of this study, the system is considered to be </text:p>
      <text:p text:style-name="P1"/>
      <text:p text:style-name="P1"/>
      <text:p text:style-name="P1">The Yo-Yo despin mechanism is discrete in order to generalise the robot and object were considered as a deformablee continuum where a rigid part (the object) would interact with a deformable part (the robot). The general model can be discrtized in order to accomodate the modular structure of the robot and simplify the dynamic equations of the system.</text:p>
      <text:p text:style-name="P1"/>
      <text:p text:style-name="P2">Inthis section is deveop a model of the inter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21:09:56.338653177</meta:creation-date>
    <dc:date>2020-06-29T22:32:16.435492618</dc:date>
    <meta:editing-duration>PT51M45S</meta:editing-duration>
    <meta:editing-cycles>11</meta:editing-cycles>
    <meta:generator>LibreOffice/6.0.7.3$Linux_X86_64 LibreOffice_project/00m0$Build-3</meta:generator>
    <meta:document-statistic meta:table-count="0" meta:image-count="0" meta:object-count="0" meta:page-count="1" meta:paragraph-count="9" meta:word-count="524" meta:character-count="3135" meta:non-whitespace-character-count="2618"/>
  </office:meta>
</office:document-meta>
</file>